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ortletWindowSessionImpl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setWindowState( String windo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setMod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SimplePortletWindowSessionImpl( String windowID , PortletSession p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setNavigationalState( String nav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getNavigation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ortletWindowSessionImpl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